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 PL New Sung Mono" svg:font-family="'AR PL New Sung Mono'" style:font-family-generic="modern" style:font-pitch="fixed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Linux Libertine1" svg:font-family="'Linux Libertine'" style:font-adornments="Grassetto" style:font-pitch="variable"/>
    <style:font-face style:name="Linux Libertine" svg:font-family="'Linux Libertine'" style:font-adornments="Standard" style:font-pitch="variable"/>
    <style:font-face style:name="Times New Roman" svg:font-family="'Times New Roman'" style:font-family-generic="roman" style:font-pitch="variable"/>
    <style:font-face style:name="AR PL New Sung" svg:font-family="'AR PL New Sung'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0aa89" officeooo:paragraph-rsid="0010aa89"/>
    </style:style>
    <style:style style:name="P2" style:family="paragraph" style:parent-style-name="Standard">
      <style:text-properties fo:font-size="26pt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fo:font-size="16pt" fo:language="en" fo:country="US" officeooo:rsid="0010aa89" officeooo:paragraph-rsid="0010aa89" style:font-size-asian="14pt" style:font-size-complex="16pt"/>
    </style:style>
    <style:style style:name="P4" style:family="paragraph" style:parent-style-name="Header">
      <style:text-properties fo:font-size="16pt" style:font-size-asian="16pt" style:font-size-complex="16pt"/>
    </style:style>
    <style:style style:name="P5" style:family="paragraph" style:parent-style-name="Heading">
      <style:text-properties fo:font-size="24pt" officeooo:rsid="00153354" officeooo:paragraph-rsid="00153354" style:font-size-asian="24pt" style:font-size-complex="24pt"/>
    </style:style>
    <style:style style:name="P6" style:family="paragraph" style:parent-style-name="Heading">
      <style:text-properties fo:font-size="26pt" officeooo:rsid="00153354" officeooo:paragraph-rsid="00153354" style:font-size-asian="26pt" style:font-size-complex="26pt"/>
    </style:style>
    <style:style style:name="P7" style:family="paragraph" style:parent-style-name="Header">
      <style:text-properties fo:font-size="18pt" officeooo:rsid="00153354" officeooo:paragraph-rsid="00153354" style:font-size-asian="18pt" style:font-size-complex="18pt"/>
    </style:style>
    <style:style style:name="T1" style:family="text">
      <style:text-properties officeooo:rsid="000f11b1"/>
    </style:style>
    <style:style style:name="T2" style:family="text">
      <style:text-properties officeooo:rsid="0012eea9"/>
    </style:style>
    <style:style style:name="T3" style:family="text">
      <style:text-properties officeooo:rsid="001533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er"/>
      <text:p text:style-name="Header"/>
      <text:p text:style-name="Header"/>
      <text:p text:style-name="Header"/>
      <text:p text:style-name="Header"/>
      <text:p text:style-name="P4">Simone Baratta</text:p>
      <text:p text:style-name="P2"/>
      <text:p text:style-name="P2"/>
      <text:p text:style-name="P2"/>
      <text:p text:style-name="P2"/>
      <text:p text:style-name="P2"/>
      <text:p text:style-name="P6">Electronics for embedded systems</text:p>
      <text:p text:style-name="P5">A.A. 2013/2014</text:p>
      <text:p text:style-name="P7">Magnetic levitation with a single Hall-effect senso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olitecnico di Torino</text:p>
      <text:p text:style-name="P3">Sept. 201<text:span text:style-name="T3">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 PL New Sung Mono" svg:font-family="'AR PL New Sung Mono'" style:font-family-generic="modern" style:font-pitch="fixed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Linux Libertine1" svg:font-family="'Linux Libertine'" style:font-adornments="Grassetto" style:font-pitch="variable"/>
    <style:font-face style:name="Linux Libertine" svg:font-family="'Linux Libertine'" style:font-adornments="Standard" style:font-pitch="variable"/>
    <style:font-face style:name="Times New Roman" svg:font-family="'Times New Roman'" style:font-family-generic="roman" style:font-pitch="variable"/>
    <style:font-face style:name="AR PL New Sung" svg:font-family="'AR PL New Sung'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 PL New Sung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 PL New Sung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fo:text-align="center" style:justify-single-word="false" style:page-number="auto" fo:keep-with-next="always"/>
      <style:text-properties style:font-name="Linux Libertine" fo:font-family="'Linux Libertine'" style:font-style-name="Standard" style:font-pitch="variable" fo:font-size="18pt" fo:font-weight="bold" style:font-name-asian="AR PL New Sung" style:font-family-asian="'AR PL New Sung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AR PL New Sung Mono" style:font-family-asian="'AR PL New Sung Mono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/>
      <style:text-properties style:font-name="Linux Libertine1" fo:font-family="'Linux Libertine'" style:font-style-name="Grassetto" style:font-pitch="variable" fo:font-size="115%" fo:font-weight="bold" style:font-size-asian="115%" style:font-weight-asian="normal" style:font-size-complex="115%" style:font-weight-complex="600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inux Libertine" fo:font-family="'Linux Libertine'" style:font-style-name="Standard" style:font-pitch="variable" fo:font-size="14pt" style:font-size-asian="10.5pt" style:font-weight-asian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start" style:justify-single-word="false" style:page-number="auto"/>
      <style:text-properties style:font-name="Linux Libertine" fo:font-family="'Linux Libertine'" style:font-style-name="Standard" style:font-pitch="variable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5:35:51.274589077</meta:creation-date>
    <dc:date>2015-09-09T21:03:26.278724806</dc:date>
    <meta:editing-duration>PT2H10M53S</meta:editing-duration>
    <meta:editing-cycles>10</meta:editing-cycles>
    <meta:generator>LibreOffice/4.4.5.2$Linux_X86_64 LibreOffice_project/40m0$Build-2</meta:generator>
    <meta:document-statistic meta:table-count="0" meta:image-count="0" meta:object-count="0" meta:page-count="1" meta:paragraph-count="6" meta:word-count="20" meta:character-count="143" meta:non-whitespace-character-count="129"/>
  </office:meta>
</office:document-meta>
</file>